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Iterator.Transform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Iterator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Transform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setTransformer(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TransformIterator( Iterator iterator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orm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set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Iterator.transform(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